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6.svm" manifest:media-type=""/>
  <manifest:file-entry manifest:full-path="Pictures/1000000000000780000004382BC7A2FE2190471C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oman" style:font-pitch="fixed"/>
    <style:font-face style:name="FreeMono2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" svg:font-family="'Liberation Sans'" style:font-pitch="variable"/>
    <style:font-face style:name="FreeMono1" svg:font-family="FreeMono" style:font-adornments="标准" style:font-family-generic="modern" style:font-pitch="variable"/>
    <style:font-face style:name="FreeMono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" svg:font-family="微软雅黑" style:font-adornments="标准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676cm" style:use-optimal-column-width="false"/>
    </style:style>
    <style:style style:name="co2" style:family="table-column">
      <style:table-column-properties style:column-width="16.523cm" style:use-optimal-column-width="false"/>
    </style:style>
    <style:style style:name="co3" style:family="table-column">
      <style:table-column-properties style:column-width="12.634cm" style:use-optimal-column-width="false"/>
    </style:style>
    <style:style style:name="co4" style:family="table-column">
      <style:table-column-properties style:column-width="12.565cm" style:use-optimal-column-width="false"/>
    </style:style>
    <style:style style:name="co5" style:family="table-column">
      <style:table-column-properties style:column-width="13.29cm" style:use-optimal-column-width="false"/>
    </style:style>
    <style:style style:name="co6" style:family="table-column">
      <style:table-column-properties style:column-width="11.909cm" style:use-optimal-column-width="false"/>
    </style:style>
    <style:style style:name="co7" style:family="table-column">
      <style:table-column-properties style:column-width="12.973cm" style:use-optimal-column-width="false"/>
    </style:style>
    <style:style style:name="co8" style:family="table-column">
      <style:table-column-properties style:column-width="12.226cm" style:use-optimal-column-width="false"/>
    </style:style>
    <style:style style:name="co9" style:family="table-column">
      <style:table-column-properties style:column-width="11.004cm" style:use-optimal-column-width="false"/>
    </style:style>
    <style:style style:name="co10" style:family="table-column">
      <style:table-column-properties style:column-width="14.195cm" style:use-optimal-column-width="false"/>
    </style:style>
    <style:style style:name="co11" style:family="table-column">
      <style:table-column-properties style:column-width="12.443cm" style:use-optimal-column-width="false"/>
    </style:style>
    <style:style style:name="co12" style:family="table-column">
      <style:table-column-properties style:column-width="12.756cm" style:use-optimal-column-width="false"/>
    </style:style>
    <style:style style:name="co13" style:family="table-column">
      <style:table-column-properties style:column-width="14.645cm" style:use-optimal-column-width="false"/>
    </style:style>
    <style:style style:name="co14" style:family="table-column">
      <style:table-column-properties style:column-width="10.554cm" style:use-optimal-column-width="false"/>
    </style:style>
    <style:style style:name="co15" style:family="table-column">
      <style:table-column-properties style:column-width="11.914cm" style:use-optimal-column-width="false"/>
    </style:style>
    <style:style style:name="co16" style:family="table-column">
      <style:table-column-properties style:column-width="13.285cm" style:use-optimal-column-width="false"/>
    </style:style>
    <style:style style:name="ro1" style:family="table-row">
      <style:table-row-properties style:row-height="1.568cm"/>
    </style:style>
    <style:style style:name="ro2" style:family="table-row">
      <style:table-row-properties style:row-height="1.573cm"/>
    </style:style>
    <style:style style:name="ro3" style:family="table-row">
      <style:table-row-properties style:row-height="1.305cm"/>
    </style:style>
    <style:style style:name="ro4" style:family="table-row">
      <style:table-row-properties style:row-height="1.685cm"/>
    </style:style>
    <style:style style:name="ro5" style:family="table-row">
      <style:table-row-properties style:row-height="1.69cm"/>
    </style:style>
    <style:style style:name="ro6" style:family="table-row">
      <style:table-row-properties style:row-height="1.829cm"/>
    </style:style>
    <style:style style:name="ro7" style:family="table-row">
      <style:table-row-properties style:row-height="1.839cm"/>
    </style:style>
    <style:style style:name="ro8" style:family="table-row">
      <style:table-row-properties style:row-height="1.718cm"/>
    </style:style>
    <style:style style:name="ro9" style:family="table-row">
      <style:table-row-properties style:row-height="2.385cm"/>
    </style:style>
    <style:style style:name="ro10" style:family="table-row">
      <style:table-row-properties style:row-height="1.727cm"/>
    </style:style>
    <style:style style:name="ce1" style:family="table-cell">
      <loext:graphic-properties draw:fill="none"/>
      <style:paragraph-properties fo:border="0.43pt dashed #666666"/>
      <style:text-properties style:font-name="Courier 10 Pitch2" fo:font-size="22pt" style:font-name-asian="微软雅黑 Light" style:font-size-asian="22pt" style:font-weight-asian="250" style:font-size-complex="22pt"/>
    </style:style>
    <style:style style:name="ce2" style:family="table-cell">
      <loext:graphic-properties draw:fill="none" draw:textarea-vertical-align="middle"/>
      <style:paragraph-properties fo:border="0.43pt dashed #666666"/>
      <style:text-properties style:font-name="Courier 10 Pitch2" fo:font-size="22pt" style:font-name-asian="微软雅黑 Light" style:font-size-asian="22pt" style:font-weight-asian="250" style:font-size-complex="18pt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text-properties style:font-name-asian="微软雅黑 Light" style:font-weight-asian="250"/>
    </style:style>
    <style:style style:name="P4" style:family="paragraph">
      <style:text-properties style:font-name="Courier 10 Pitch2" fo:font-size="22pt" style:font-name-asian="微软雅黑 Light" style:font-size-asian="22pt" style:font-weight-asian="250" style:font-size-complex="22pt"/>
    </style:style>
    <style:style style:name="P5" style:family="paragraph">
      <style:text-properties style:font-name-asian="微软雅黑 Light" style:font-weight-asian="250" style:font-size-complex="18pt"/>
    </style:style>
    <style:style style:name="P6" style:family="paragraph">
      <style:text-properties style:font-name="Courier 10 Pitch2" fo:font-size="22pt" style:font-name-asian="微软雅黑 Light" style:font-size-asian="22pt" style:font-weight-asian="250" style:font-size-complex="18pt"/>
    </style:style>
    <style:style style:name="T1" style:family="text">
      <style:text-properties style:font-name="Noto Mono" fo:font-size="40pt" style:font-name-asian="微软雅黑 Light" style:font-weight-asian="250"/>
    </style:style>
    <style:style style:name="T2" style:family="text">
      <style:text-properties style:font-name="Noto Mono" fo:font-size="40pt" style:font-name-asian="微软雅黑 Light" style:font-size-asian="32pt" style:font-weight-asian="250"/>
    </style:style>
    <style:style style:name="T3" style:family="text">
      <style:text-properties style:font-name="Courier 10 Pitch2" fo:font-size="22pt" style:font-size-asian="22pt" style:font-size-complex="22pt"/>
    </style:style>
    <style:style style:name="T4" style:family="text">
      <style:text-properties style:font-name="Courier 10 Pitch2" fo:font-size="22pt" style:font-size-asian="22pt"/>
    </style:style>
    <style:style style:name="T5" style:family="text">
      <style:text-properties style:font-name="Courier 10 Pitch2" fo:font-size="18pt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Linux</text:span><text:span text:style-name="T2">常用命令整理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最常用</text:span></text:p>
          </draw:text-box>
        </draw:frame>
        <draw:frame draw:style-name="standard" draw:layer="layout" svg:width="25.198cm" svg:height="10.717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3">命令</text:span></text:p>
              </table:table-cell>
              <table:table-cell>
                <text:p text:style-name="P4"><text:span text:style-name="T3">说明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cd [</text:span><text:span text:style-name="T3">目录</text:span><text:span text:style-name="T3">]</text:span></text:p>
              </table:table-cell>
              <table:table-cell>
                <text:p text:style-name="P4"><text:span text:style-name="T3">切换工作目录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cd -</text:span></text:p>
              </table:table-cell>
              <table:table-cell>
                <text:p text:style-name="P4"><text:span text:style-name="T3">在最近两个目录之间切换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ls -l</text:span></text:p>
              </table:table-cell>
              <table:table-cell>
                <text:p text:style-name="P4"><text:span text:style-name="T3">显示权限、所属用户等详细信息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ls -a</text:span></text:p>
              </table:table-cell>
              <table:table-cell>
                <text:p text:style-name="P4"><text:span text:style-name="T3">显示所有文件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">ls -sh</text:span></text:p>
              </table:table-cell>
              <table:table-cell>
                <text:p text:style-name="P4"><text:span text:style-name="T3">按照适合的单位显示文件大小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">ls -R</text:span></text:p>
              </table:table-cell>
              <table:table-cell>
                <text:p text:style-name="P4"><text:span text:style-name="T3">递归显示目录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文件操作</text:span></text:p>
          </draw:text-box>
        </draw:frame>
        <draw:frame draw:style-name="standard" draw:layer="layout" svg:width="25.198cm" svg:height="10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5"><text:span text:style-name="T4">命令</text:span></text:p>
              </table:table-cell>
              <table:table-cell>
                <text:p text:style-name="P6"><text:span text:style-name="T4">说明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cp [</text:span><text:span text:style-name="T4">原文件</text:span><text:span text:style-name="T4">] [</text:span><text:span text:style-name="T4">目标文件</text:span><text:span text:style-name="T4">]</text:span></text:p>
              </table:table-cell>
              <table:table-cell>
                <text:p text:style-name="P6"><text:span text:style-name="T4">复制文件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cp -R [</text:span><text:span text:style-name="T4">原目录</text:span><text:span text:style-name="T4">] [</text:span><text:span text:style-name="T4">目标路径</text:span><text:span text:style-name="T4">]</text:span></text:p>
              </table:table-cell>
              <table:table-cell>
                <text:p text:style-name="P6"><text:span text:style-name="T4">复制目录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mv [</text:span><text:span text:style-name="T4">文件</text:span><text:span text:style-name="T4">/</text:span><text:span text:style-name="T4">目录</text:span><text:span text:style-name="T4">] [</text:span><text:span text:style-name="T4">目标路径</text:span><text:span text:style-name="T4">]</text:span></text:p>
              </table:table-cell>
              <table:table-cell>
                <text:p text:style-name="P6"><text:span text:style-name="T4">移动文件</text:span><text:span text:style-name="T4">/</text:span><text:span text:style-name="T4">目录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mv [</text:span><text:span text:style-name="T4">原文件</text:span><text:span text:style-name="T4">] [</text:span><text:span text:style-name="T4">新的名称</text:span><text:span text:style-name="T4">]</text:span></text:p>
              </table:table-cell>
              <table:table-cell>
                <text:p text:style-name="P6"><text:span text:style-name="T4">重命名：在当前位置移动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4">rm [</text:span><text:span text:style-name="T4">文件</text:span><text:span text:style-name="T4">]</text:span></text:p>
              </table:table-cell>
              <table:table-cell>
                <text:p text:style-name="P6"><text:span text:style-name="T4">删除文件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文件操作</text:span></text:p>
          </draw:text-box>
        </draw:frame>
        <draw:frame draw:style-name="standard" draw:layer="layout" svg:width="25.198cm" svg:height="10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2">
              <table:table-cell>
                <text:p text:style-name="P5"><text:span text:style-name="T4">命令</text:span></text:p>
              </table:table-cell>
              <table:table-cell>
                <text:p text:style-name="P6"><text:span text:style-name="T4">说明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rm -rf [</text:span><text:span text:style-name="T4">文件</text:span><text:span text:style-name="T4">/</text:span><text:span text:style-name="T4">目录</text:span><text:span text:style-name="T4">]</text:span></text:p>
              </table:table-cell>
              <table:table-cell>
                <text:p text:style-name="P6"><text:span text:style-name="T4">强制删除，此操作可删除非目录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rmdir [</text:span><text:span text:style-name="T4">目录</text:span><text:span text:style-name="T4">]</text:span></text:p>
              </table:table-cell>
              <table:table-cell>
                <text:p text:style-name="P6"><text:span text:style-name="T4">删除空目录，只能删除空目录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cat [</text:span><text:span text:style-name="T4">文件</text:span><text:span text:style-name="T4">]</text:span></text:p>
              </table:table-cell>
              <table:table-cell>
                <text:p text:style-name="P6"><text:span text:style-name="T4">显示文件内容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touch [</text:span><text:span text:style-name="T4">文件名</text:span><text:span text:style-name="T4">]</text:span></text:p>
              </table:table-cell>
              <table:table-cell>
                <text:p text:style-name="P6"><text:span text:style-name="T4">创建空文件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4">ln -s [</text:span><text:span text:style-name="T4">目标文件</text:span><text:span text:style-name="T4">] [</text:span><text:span text:style-name="T4">链接文件</text:span><text:span text:style-name="T4">]</text:span></text:p>
              </table:table-cell>
              <table:table-cell>
                <text:p text:style-name="P6"><text:span text:style-name="T4">创建符号链接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进程管理</text:span></text:p>
          </draw:text-box>
        </draw:frame>
        <draw:frame draw:style-name="standard" draw:layer="layout" svg:width="25.198cm" svg:height="10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2">
              <table:table-cell>
                <text:p text:style-name="P5"><text:span text:style-name="T4">命令</text:span></text:p>
              </table:table-cell>
              <table:table-cell>
                <text:p text:style-name="P6"><text:span text:style-name="T4">说明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ps -e</text:span></text:p>
              </table:table-cell>
              <table:table-cell>
                <text:p text:style-name="P6"><text:span text:style-name="T4">显示所有进程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ps -ejH</text:span></text:p>
              </table:table-cell>
              <table:table-cell>
                <text:p text:style-name="P6"><text:span text:style-name="T4">显示进程树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ps -u [</text:span><text:span text:style-name="T4">用户名</text:span><text:span text:style-name="T4">]</text:span></text:p>
              </table:table-cell>
              <table:table-cell>
                <text:p text:style-name="P6"><text:span text:style-name="T4">显示所属用户的进程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ps -e -o user,pid,comm...</text:span></text:p>
              </table:table-cell>
              <table:table-cell>
                <text:p text:style-name="P6"><text:span text:style-name="T4">按照指定列显示进程信息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4">kill [PID]</text:span></text:p>
              </table:table-cell>
              <table:table-cell>
                <text:p text:style-name="P6"><text:span text:style-name="T4">终止进程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进程管理</text:span></text:p>
          </draw:text-box>
        </draw:frame>
        <draw:frame draw:style-name="standard" draw:layer="layout" svg:width="25.198cm" svg:height="10.983cm" svg:x="1.4cm" svg:y="3.685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6" table:default-cell-style-name="ce2">
              <table:table-cell>
                <text:p text:style-name="P5"><text:span text:style-name="T4">命令</text:span></text:p>
              </table:table-cell>
              <table:table-cell>
                <text:p text:style-name="P6"><text:span text:style-name="T4">说明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4">kill -l</text:span></text:p>
              </table:table-cell>
              <table:table-cell>
                <text:p text:style-name="P6"><text:span text:style-name="T4">显示所有信号值和名称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4">kill -</text:span><text:span text:style-name="T4">数字 <text:s/></text:span><text:span text:style-name="T4">[PID]</text:span></text:p>
              </table:table-cell>
              <table:table-cell>
                <text:p text:style-name="P6"><text:span text:style-name="T4">向进程发送指定信号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4">kill -9 [PID]</text:span></text:p>
              </table:table-cell>
              <table:table-cell>
                <text:p text:style-name="P6"><text:span text:style-name="T4">强制终止进程（发送</text:span><text:span text:style-name="T4">SIGKILL</text:span><text:span text:style-name="T4">信号）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4">top/htop</text:span></text:p>
              </table:table-cell>
              <table:table-cell>
                <text:p text:style-name="P6"><text:span text:style-name="T4">实时监控进程以及系统资源使用情况</text:span></text:p>
              </table:table-cell>
            </table:table-row>
            <table:table-row table:style-name="ro7" table:default-cell-style-name="ce2">
              <table:table-cell>
                <text:p text:style-name="P6"><text:span text:style-name="T4">ps -e | grep [</text:span><text:span text:style-name="T4">关键词</text:span><text:span text:style-name="T4">]</text:span></text:p>
              </table:table-cell>
              <table:table-cell>
                <text:p text:style-name="P6"><text:span text:style-name="T4">搜索进程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权限</text:span></text:p>
          </draw:text-box>
        </draw:frame>
        <draw:frame draw:style-name="standard" draw:layer="layout" svg:width="25.198cm" svg:height="10.983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8" table:default-cell-style-name="ce2">
              <table:table-cell>
                <text:p text:style-name="P5"><text:span text:style-name="T4">命令</text:span></text:p>
              </table:table-cell>
              <table:table-cell>
                <text:p text:style-name="P6"><text:span text:style-name="T4">说明</text:span></text:p>
              </table:table-cell>
            </table:table-row>
            <table:table-row table:style-name="ro9" table:default-cell-style-name="ce2">
              <table:table-cell>
                <text:p text:style-name="P6"><text:span text:style-name="T4">chmod [MODE] [</text:span><text:span text:style-name="T4">文件</text:span><text:span text:style-name="T4">]</text:span></text:p>
              </table:table-cell>
              <table:table-cell>
                <text:p text:style-name="P6"><text:span text:style-name="T4">修改权限，</text:span><text:span text:style-name="T4">MODE</text:span><text:span text:style-name="T4">为八进制数字或表示权限的字符格式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4">chmod [MODE] -R [</text:span><text:span text:style-name="T4">目录</text:span><text:span text:style-name="T4">]</text:span></text:p>
              </table:table-cell>
              <table:table-cell>
                <text:p text:style-name="P6"><text:span text:style-name="T4">递归修改权限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4">chown </text:span><text:span text:style-name="T4">用户名</text:span><text:span text:style-name="T4">:</text:span><text:span text:style-name="T4">用户组 <text:s/></text:span><text:span text:style-name="T4">[</text:span><text:span text:style-name="T4">文件</text:span><text:span text:style-name="T4">]</text:span></text:p>
              </table:table-cell>
              <table:table-cell>
                <text:p text:style-name="P6"><text:span text:style-name="T4">修改所属用户和用户组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4">chown </text:span><text:span text:style-name="T4">用户名</text:span><text:span text:style-name="T4">: <text:s/>[</text:span><text:span text:style-name="T4">文件</text:span><text:span text:style-name="T4">] </text:span></text:p>
              </table:table-cell>
              <table:table-cell>
                <text:p text:style-name="P6"><text:span text:style-name="T4">只修改所属用户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4">chown :</text:span><text:span text:style-name="T4">用户组 </text:span><text:span text:style-name="T4">[</text:span><text:span text:style-name="T4">文件</text:span><text:span text:style-name="T4">]</text:span></text:p>
              </table:table-cell>
              <table:table-cell>
                <text:p text:style-name="P6"><text:span text:style-name="T4">只修改用户组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权限</text:span></text:p>
          </draw:text-box>
        </draw:frame>
        <draw:frame draw:style-name="standard" draw:layer="layout" svg:width="25.198cm" svg:height="6.739cm" svg:x="1.4cm" svg:y="3.685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4" table:default-cell-style-name="ce2">
              <table:table-cell>
                <text:p text:style-name="P5"><text:span text:style-name="T4">命令</text:span></text:p>
              </table:table-cell>
              <table:table-cell>
                <text:p text:style-name="P6"><text:span text:style-name="T4">说明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chmod o=rwx,g=rx,o= tmp/</text:span></text:p>
              </table:table-cell>
              <table:table-cell>
                <text:p text:style-name="P6"><text:span text:style-name="T4">修改</text:span><text:span text:style-name="T4">tmp</text:span><text:span text:style-name="T4">目录权限为</text:span><text:span text:style-name="T4">rwxr-x---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chmod 1777 tmp/</text:span></text:p>
              </table:table-cell>
              <table:table-cell>
                <text:p text:style-name="P6"><text:span text:style-name="T4">设置</text:span><text:span text:style-name="T4">tmp</text:span><text:span text:style-name="T4">目录</text:span><text:span text:style-name="T4">sticky</text:span><text:span text:style-name="T4">位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chown </text:span><text:span text:style-name="T5">用户名</text:span><text:span text:style-name="T5">:</text:span><text:span text:style-name="T5">用户组 <text:s/></text:span><text:span text:style-name="T5">-R [</text:span><text:span text:style-name="T5">目录</text:span><text:span text:style-name="T5">]</text:span></text:p>
              </table:table-cell>
              <table:table-cell>
                <text:p text:style-name="P6"><text:span text:style-name="T4">递归修改所属用户和用户组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用户管理</text:span></text:p>
          </draw:text-box>
        </draw:frame>
        <draw:frame draw:style-name="standard" draw:layer="layout" svg:width="25.198cm" svg:height="10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4" table:default-cell-style-name="ce2">
              <table:table-cell>
                <text:p text:style-name="P5"><text:span text:style-name="T4">命令</text:span></text:p>
              </table:table-cell>
              <table:table-cell>
                <text:p text:style-name="P6"><text:span text:style-name="T4">说明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adduser [</text:span><text:span text:style-name="T4">用户名</text:span><text:span text:style-name="T4">]</text:span></text:p>
              </table:table-cell>
              <table:table-cell>
                <text:p text:style-name="P6"><text:span text:style-name="T4">创建用户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addgroup [</text:span><text:span text:style-name="T4">用户组</text:span><text:span text:style-name="T4">]</text:span></text:p>
              </table:table-cell>
              <table:table-cell>
                <text:p text:style-name="P6"><text:span text:style-name="T4">创建用户组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deluser [</text:span><text:span text:style-name="T4">用户名</text:span><text:span text:style-name="T4">]</text:span></text:p>
              </table:table-cell>
              <table:table-cell>
                <text:p text:style-name="P6"><text:span text:style-name="T4">删除用户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delgroup [</text:span><text:span text:style-name="T4">用户组</text:span><text:span text:style-name="T4">] </text:span></text:p>
              </table:table-cell>
              <table:table-cell>
                <text:p text:style-name="P6"><text:span text:style-name="T4">删除用户组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4">deluser --remove-home [</text:span><text:span text:style-name="T4">用户名</text:span><text:span text:style-name="T4">]</text:span></text:p>
              </table:table-cell>
              <table:table-cell>
                <text:p text:style-name="P6"><text:span text:style-name="T4">删除用户以及主目录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网络配置</text:span></text:p>
          </draw:text-box>
        </draw:frame>
        <draw:frame draw:style-name="standard" draw:layer="layout" svg:width="25.198cm" svg:height="8.424cm" svg:x="1.4cm" svg:y="3.685cm" presentation:class="table" presentation:user-transformed="true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4" table:default-cell-style-name="ce2">
              <table:table-cell>
                <text:p text:style-name="P5"><text:span text:style-name="T4">命令</text:span></text:p>
              </table:table-cell>
              <table:table-cell>
                <text:p text:style-name="P6"><text:span text:style-name="T4">说明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ping [</text:span><text:span text:style-name="T4">域名</text:span><text:span text:style-name="T4">/IP]</text:span></text:p>
              </table:table-cell>
              <table:table-cell>
                <text:p text:style-name="P6"><text:span text:style-name="T4">检测链路是否连接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ip addr </text:span><text:span text:style-name="T4">或</text:span><text:span text:style-name="T4">ip address</text:span></text:p>
              </table:table-cell>
              <table:table-cell>
                <text:p text:style-name="P6"><text:span text:style-name="T4">查看设备</text:span><text:span text:style-name="T4">IP</text:span><text:span text:style-name="T4">地址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ss -utlp</text:span></text:p>
              </table:table-cell>
              <table:table-cell>
                <text:p text:style-name="P6"><text:span text:style-name="T4">查看</text:span><text:span text:style-name="T4">TCP</text:span><text:span text:style-name="T4">和</text:span><text:span text:style-name="T4">UDP</text:span><text:span text:style-name="T4">的端口占用情况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ssh -l [</text:span><text:span text:style-name="T4">用户名</text:span><text:span text:style-name="T4">] -4 IPv4</text:span></text:p>
              </table:table-cell>
              <table:table-cell>
                <text:p text:style-name="P6"><text:span text:style-name="T4">ssh</text:span><text:span text:style-name="T4">连接远程服务器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其他</text:span></text:p>
          </draw:text-box>
        </draw:frame>
        <draw:frame draw:style-name="standard" draw:layer="layout" svg:width="25.198cm" svg:height="10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2">
              <table:table-cell>
                <text:p text:style-name="P5"><text:span text:style-name="T4">命令</text:span></text:p>
              </table:table-cell>
              <table:table-cell>
                <text:p text:style-name="P6"><text:span text:style-name="T4">说明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echo [</text:span><text:span text:style-name="T4">字符串</text:span><text:span text:style-name="T4">/$</text:span><text:span text:style-name="T4">变量名称</text:span><text:span text:style-name="T4">]</text:span></text:p>
              </table:table-cell>
              <table:table-cell>
                <text:p text:style-name="P6"><text:span text:style-name="T4">显示字符串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less</text:span></text:p>
              </table:table-cell>
              <table:table-cell>
                <text:p text:style-name="P6"><text:span text:style-name="T4">分页显示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man</text:span></text:p>
              </table:table-cell>
              <table:table-cell>
                <text:p text:style-name="P6"><text:span text:style-name="T4">查看命令、系统调用等手册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help</text:span></text:p>
              </table:table-cell>
              <table:table-cell>
                <text:p text:style-name="P6"><text:span text:style-name="T4">查看内建命令的帮助信息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4">grep</text:span></text:p>
              </table:table-cell>
              <table:table-cell>
                <text:p text:style-name="P6"><text:span text:style-name="T4">正则匹配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oman" style:font-pitch="fixed"/>
    <style:font-face style:name="FreeMono2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" svg:font-family="'Liberation Sans'" style:font-pitch="variable"/>
    <style:font-face style:name="FreeMono1" svg:font-family="FreeMono" style:font-adornments="标准" style:font-family-generic="modern" style:font-pitch="variable"/>
    <style:font-face style:name="FreeMono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" svg:font-family="微软雅黑" style:font-adornments="标准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1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1" fo:font-family="'Noto Mono'" style:font-style-name="标准" style:font-family-generic="modern" style:font-pitch="fixed" fo:font-size="26pt" fo:font-style="normal" fo:text-shadow="none" style:text-underline-style="none" fo:font-weight="normal" style:letter-kerning="true" fo:background-color="transparent" style:font-name-asian="微软雅黑 Light" style:font-family-asian="'微软雅黑 Light'" style:font-style-name-asian="标准" style:font-family-generic-asian="swiss" style:font-pitch-asian="variable" style:font-size-asian="26pt" style:font-style-asian="normal" style:font-weight-asian="250" style:font-name-complex="Noto Sans CJK SC Regular" style:font-family-complex="'Noto Sans CJK SC Regular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Noto Mono1" fo:font-family="'Noto Mono'" style:font-style-name="标准" style:font-family-generic="modern" style:font-pitch="fixed" fo:font-size="24pt" style:font-name-asian="微软雅黑 Light" style:font-family-asian="'微软雅黑 Light'" style:font-style-name-asian="标准" style:font-family-generic-asian="swiss" style:font-pitch-asian="variable" style:font-size-asian="24pt" style:font-weight-asian="250" style:font-size-complex="24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Noto Mono1" fo:font-family="'Noto Mono'" style:font-style-name="标准" style:font-family-generic="modern" style:font-pitch="fixed" fo:font-size="22pt" style:font-name-asian="微软雅黑 Light" style:font-family-asian="'微软雅黑 Light'" style:font-style-name-asian="标准" style:font-family-generic-asian="swiss" style:font-pitch-asian="variable" style:font-size-asian="22pt" style:font-weight-asian="250" style:font-size-complex="22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Noto Mono1" fo:font-family="'Noto Mono'" style:font-style-name="标准" style:font-family-generic="modern" style:font-pitch="fixed" fo:font-size="22pt" style:font-name-asian="微软雅黑 Light" style:font-family-asian="'微软雅黑 Light'" style:font-style-name-asian="标准" style:font-family-generic-asian="swiss" style:font-pitch-asian="variable" style:font-size-asian="22pt" style:font-weight-asian="250" style:font-size-complex="22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Noto Mono1" fo:font-family="'Noto Mono'" style:font-style-name="标准" style:font-family-generic="modern" style:font-pitch="fixed" fo:font-size="20pt" style:font-name-asian="微软雅黑 Light" style:font-family-asian="'微软雅黑 Light'" style:font-style-name-asian="标准" style:font-family-generic-asian="swiss" style:font-pitch-asian="variable" style:font-size-asian="20pt" style:font-weight-asian="250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Noto Mono1" fo:font-family="'Noto Mono'" style:font-style-name="标准" style:font-family-generic="modern" style:font-pitch="fixed" fo:font-size="18pt" style:font-name-asian="微软雅黑 Light" style:font-family-asian="'微软雅黑 Light'" style:font-style-name-asian="标准" style:font-family-generic-asian="swiss" style:font-pitch-asian="variable" style:font-size-asian="18pt" style:font-weight-asian="250" style:font-size-complex="18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Noto Mono1" fo:font-family="'Noto Mono'" style:font-style-name="标准" style:font-family-generic="modern" style:font-pitch="fixed" fo:font-size="16pt" style:font-name-asian="微软雅黑 Light" style:font-family-asian="'微软雅黑 Light'" style:font-style-name-asian="标准" style:font-family-generic-asian="swiss" style:font-pitch-asian="variable" style:font-size-asian="16pt" style:font-weight-asian="250" style:font-size-complex="16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Mono1" fo:font-family="'Noto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微软雅黑 Light" style:font-family-asian="'微软雅黑 Light'" style:font-style-name-asian="标准" style:font-family-generic-asian="swiss" style:font-pitch-asian="variable" style:font-size-asian="40pt" style:font-style-asian="normal" style:font-weight-asian="250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21T11:44:01.092000000</dc:date>
    <meta:editing-duration>PT5H42M23S</meta:editing-duration>
    <meta:editing-cycles>77</meta:editing-cycles>
    <meta:generator>LibreOffice/6.3.4.2$Windows_X86_64 LibreOffice_project/60da17e045e08f1793c57c00ba83cdfce946d0aa</meta:generator>
    <meta:document-statistic meta:object-count="65"/>
  </office:meta>
</office:document-meta>
</file>